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  <style:font-face style:name="宋体" svg:font-family="宋体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ext-properties fo:color="#000000" style:font-name="arial" fo:font-size="11pt" style:font-name-asian="宋体" style:font-size-asian="11pt" style:font-name-complex="arial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odulAdapter_univers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OM OpenDrop Basic Adapt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niDimm_06_244_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_Dimm_244</text:p>
          </table:table-cell>
          <table:table-cell table:style-name="ce3"/>
        </table:table-row>
        <table:table-row table:style-name="ro1">
          <table:table-cell table:number-columns-repeated="4"/>
          <table:table-cell office:value-type="string" calcext:value-type="string">
            <text:p>ATSAMD21G18A-MUT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4,U2</text:p>
          </table:table-cell>
          <table:table-cell office:value-type="string" calcext:value-type="string">
            <text:p>PQFP-80_14x20mm_Pitch0.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V50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FC_MOLEX_EASYON_05mm_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4_Femal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R1,R2,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 (10k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C4,C12,C13,C9,C10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ag-Connect_TC2030-IDC-NL_2x03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1,H2,H3,H4</text:p>
          </table:table-cell>
          <table:table-cell office:value-type="string" calcext:value-type="string">
            <text:p>MountingHole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PinHeader_2x02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2_Top_Botto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gn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  <style:font-face style:name="宋体" svg:font-family="宋体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5:18:40.444810521</dc:date>
    <meta:editing-duration>PT2H58M</meta:editing-duration>
    <meta:editing-cycles>6</meta:editing-cycles>
    <meta:generator>LibreOffice/7.3.7.2$Linux_X86_64 LibreOffice_project/30$Build-2</meta:generator>
    <meta:document-statistic meta:table-count="1" meta:cell-count="47" meta:object-count="0"/>
  </office:meta>
</office:document-meta>
</file>